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3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6729in"/>
    </style:style>
    <style:style style:name="Table5.B" style:family="table-column">
      <style:table-column-properties style:column-width="0.9521in"/>
    </style:style>
    <style:style style:name="Table5.C" style:family="table-column">
      <style:table-column-properties style:column-width="2.0625in"/>
    </style:style>
    <style:style style:name="Table5.D" style:family="table-column">
      <style:table-column-properties style:column-width="2.0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b910" officeooo:paragraph-rsid="001eb910"/>
    </style:style>
    <style:style style:name="P2" style:family="paragraph" style:parent-style-name="Standard">
      <style:text-properties officeooo:rsid="001eb910" officeooo:paragraph-rsid="001f932c"/>
    </style:style>
    <style:style style:name="P3" style:family="paragraph" style:parent-style-name="Standard">
      <style:text-properties officeooo:rsid="001eb910" officeooo:paragraph-rsid="0022291e"/>
    </style:style>
    <style:style style:name="P4" style:family="paragraph" style:parent-style-name="Standard">
      <style:text-properties officeooo:rsid="001eb910" officeooo:paragraph-rsid="00233815"/>
    </style:style>
    <style:style style:name="P5" style:family="paragraph" style:parent-style-name="Standard">
      <style:text-properties officeooo:rsid="001f932c" officeooo:paragraph-rsid="001f932c"/>
    </style:style>
    <style:style style:name="P6" style:family="paragraph" style:parent-style-name="Standard">
      <style:text-properties officeooo:rsid="001fd9f6" officeooo:paragraph-rsid="001fd9f6"/>
    </style:style>
    <style:style style:name="P7" style:family="paragraph" style:parent-style-name="Standard">
      <style:text-properties officeooo:rsid="0020920a" officeooo:paragraph-rsid="0020920a"/>
    </style:style>
    <style:style style:name="P8" style:family="paragraph" style:parent-style-name="Standard">
      <style:text-properties fo:font-size="12pt" fo:font-weight="bold" officeooo:rsid="001fd9f6" officeooo:paragraph-rsid="001fd9f6" style:font-size-asian="10.5pt" style:font-weight-asian="bold" style:font-size-complex="12pt" style:font-weight-complex="bold"/>
    </style:style>
    <style:style style:name="P9" style:family="paragraph" style:parent-style-name="Table_20_Contents">
      <style:text-properties officeooo:rsid="001f932c" officeooo:paragraph-rsid="001f932c"/>
    </style:style>
    <style:style style:name="P10" style:family="paragraph" style:parent-style-name="Table_20_Contents">
      <style:paragraph-properties fo:text-align="center" style:justify-single-word="false"/>
      <style:text-properties officeooo:rsid="001f932c" officeooo:paragraph-rsid="001f932c"/>
    </style:style>
    <style:style style:name="P11" style:family="paragraph" style:parent-style-name="Table_20_Contents">
      <style:text-properties officeooo:rsid="001f932c" officeooo:paragraph-rsid="001fd9f6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1fd9f6" officeooo:paragraph-rsid="001fd9f6"/>
    </style:style>
    <style:style style:name="P14" style:family="paragraph" style:parent-style-name="Table_20_Contents">
      <style:paragraph-properties fo:text-align="center" style:justify-single-word="false"/>
      <style:text-properties officeooo:rsid="0020920a" officeooo:paragraph-rsid="0020920a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20920a" officeooo:paragraph-rsid="0020920a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 officeooo:rsid="0020920a" officeooo:paragraph-rsid="0020920a"/>
    </style:style>
    <style:style style:name="P17" style:family="paragraph" style:parent-style-name="Standard">
      <style:text-properties officeooo:rsid="001eb910" officeooo:paragraph-rsid="001eb910"/>
    </style:style>
    <style:style style:name="P18" style:family="paragraph" style:parent-style-name="Standard">
      <style:text-properties officeooo:rsid="001eb910" officeooo:paragraph-rsid="0027b5a7"/>
    </style:style>
    <style:style style:name="P19" style:family="paragraph" style:parent-style-name="Standard">
      <style:text-properties officeooo:rsid="0024f498" officeooo:paragraph-rsid="0024f498"/>
    </style:style>
    <style:style style:name="P20" style:family="paragraph" style:parent-style-name="Standard">
      <style:text-properties officeooo:rsid="00258920" officeooo:paragraph-rsid="00258920"/>
    </style:style>
    <style:style style:name="P21" style:family="paragraph" style:parent-style-name="Standard">
      <style:paragraph-properties>
        <style:tab-stops>
          <style:tab-stop style:position="4.698in"/>
        </style:tab-stops>
      </style:paragraph-properties>
      <style:text-properties officeooo:rsid="00258920" officeooo:paragraph-rsid="00258920"/>
    </style:style>
    <style:style style:name="P22" style:family="paragraph" style:parent-style-name="Standard">
      <style:text-properties officeooo:rsid="00258920" officeooo:paragraph-rsid="0027b5a7"/>
    </style:style>
    <style:style style:name="P23" style:family="paragraph" style:parent-style-name="Standard">
      <style:text-properties officeooo:rsid="0020920a" officeooo:paragraph-rsid="0020920a"/>
    </style:style>
    <style:style style:name="P24" style:family="paragraph" style:parent-style-name="Standard">
      <style:text-properties officeooo:rsid="0020920a" officeooo:paragraph-rsid="002b0b33"/>
    </style:style>
    <style:style style:name="P25" style:family="paragraph" style:parent-style-name="Standard">
      <style:text-properties officeooo:rsid="00296d80" officeooo:paragraph-rsid="00296d80"/>
    </style:style>
    <style:style style:name="P26" style:family="paragraph" style:parent-style-name="Table_20_Contents">
      <style:text-properties officeooo:rsid="0024f498" officeooo:paragraph-rsid="0024f498"/>
    </style:style>
    <style:style style:name="P27" style:family="paragraph" style:parent-style-name="Table_20_Contents">
      <style:paragraph-properties fo:text-align="center" style:justify-single-word="false"/>
      <style:text-properties officeooo:rsid="0024f498" officeooo:paragraph-rsid="0024f498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258920"/>
    </style:style>
    <style:style style:name="P30" style:family="paragraph" style:parent-style-name="Table_20_Contents">
      <style:paragraph-properties fo:text-align="center" style:justify-single-word="false"/>
      <style:text-properties officeooo:paragraph-rsid="002b0b33"/>
    </style:style>
    <style:style style:name="P31" style:family="paragraph" style:parent-style-name="Table_20_Contents">
      <style:paragraph-properties fo:text-align="center" style:justify-single-word="false"/>
      <style:text-properties officeooo:rsid="00258920" officeooo:paragraph-rsid="00258920"/>
    </style:style>
    <style:style style:name="P32" style:family="paragraph" style:parent-style-name="Table_20_Contents">
      <style:paragraph-properties fo:text-align="center" style:justify-single-word="false"/>
      <style:text-properties officeooo:rsid="00296d80" officeooo:paragraph-rsid="00296d80"/>
    </style:style>
    <style:style style:name="P33" style:family="paragraph" style:parent-style-name="Table_20_Contents">
      <style:paragraph-properties fo:text-align="center" style:justify-single-word="false"/>
      <style:text-properties officeooo:rsid="002b0b33" officeooo:paragraph-rsid="002b0b33"/>
    </style:style>
    <style:style style:name="P34" style:family="paragraph" style:parent-style-name="Table_20_Contents">
      <style:paragraph-properties fo:text-align="center" style:justify-single-word="false"/>
      <style:text-properties officeooo:rsid="0020920a" officeooo:paragraph-rsid="002b0b33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20920a" officeooo:paragraph-rsid="002b0b3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2debf2" officeooo:paragraph-rsid="002debf2"/>
    </style:style>
    <style:style style:name="T1" style:family="text">
      <style:text-properties officeooo:rsid="001f932c"/>
    </style:style>
    <style:style style:name="T2" style:family="text">
      <style:text-properties officeooo:rsid="001fd9f6"/>
    </style:style>
    <style:style style:name="T3" style:family="text">
      <style:text-properties officeooo:rsid="0022291e"/>
    </style:style>
    <style:style style:name="T4" style:family="text">
      <style:text-properties officeooo:rsid="00233815"/>
    </style:style>
    <style:style style:name="T5" style:family="text">
      <style:text-properties officeooo:rsid="0024f498"/>
    </style:style>
    <style:style style:name="T6" style:family="text">
      <style:text-properties officeooo:rsid="00258920"/>
    </style:style>
    <style:style style:name="T7" style:family="text">
      <style:text-properties officeooo:rsid="0027b5a7"/>
    </style:style>
    <style:style style:name="T8" style:family="text">
      <style:text-properties officeooo:rsid="00296d80"/>
    </style:style>
    <style:style style:name="T9" style:family="text">
      <style:text-properties officeooo:rsid="002b0b33"/>
    </style:style>
    <style:style style:name="T10" style:family="text">
      <style:text-properties officeooo:rsid="002de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Experimeto 5</text:p>
      <text:p text:style-name="P1"/>
      <text:p text:style-name="P1">Experiência 1</text:p>
      <text:p text:style-name="P1"/>
      <text:p text:style-name="P2"/>
      <text:p text:style-name="P2">(b) Tensão DC no terminal (V-): <text:s/>-12.006V</text:p>
      <text:p text:style-name="P2"><text:s text:c="6"/>Tensão DC no terminal (V+): 12.03V</text:p>
      <text:p text:style-name="P1"/>
      <text:p text:style-name="P1">Para 220kOhm</text:p>
      <text:p text:style-name="P1">(c) Corrente de compensação de entrada:</text:p>
      <text:p text:style-name="P1"><text:tab/>Ib = (Ib+ + Ib-)/2</text:p>
      <text:p text:style-name="P1"><text:tab/><text:span text:style-name="T3">Ib = (0.0528 – 0.0548)/2 = -0.001 mA </text:span></text:p>
      <text:p text:style-name="P1"/>
      <text:p text:style-name="P1">R1 = 219.0 kOhm</text:p>
      <text:p text:style-name="P1">R2 = <text:s/>227.8 kOhm</text:p>
      <text:p text:style-name="P1"/>
      <text:p text:style-name="P1"><text:tab/><text:span text:style-name="T1">Ib+ = V+/R2 = 0.0528 mA</text:span></text:p>
      <text:p text:style-name="P2"><text:tab/><text:span text:style-name="T1">Ib- = V-/R1 = -0.0.548 mA</text:span></text:p>
      <text:p text:style-name="P2"/>
      <text:p text:style-name="P1">(d) Corrente de polatização : |Ios| = Ib+ - Ib-</text:p>
      <text:p text:style-name="P1"><text:tab/><text:tab/><text:tab/><text:tab/><text:span text:style-name="T3">|Ios| = 0.0528 - (-0.0548) = 0.1076 mA</text:span></text:p>
      <text:p text:style-name="P1">Para 100kOhm</text:p>
      <text:p text:style-name="P1"/>
      <text:p text:style-name="P1">(c) Corrente de compensação de entrada:</text:p>
      <text:p text:style-name="P1"><text:tab/>Ib = (Ib+ + Ib-)/2</text:p>
      <text:p text:style-name="P1"><text:tab/><text:span text:style-name="T4">Ib = -0.001 mA</text:span></text:p>
      <text:p text:style-name="P1"/>
      <text:p text:style-name="P1">R1 = 99.35 kOhm</text:p>
      <text:p text:style-name="P1">R2 = <text:s text:c="2"/>101.18kOhm</text:p>
      <text:p text:style-name="P1"/>
      <text:p text:style-name="P3"><text:tab/><text:span text:style-name="T1">Ib+ = V+/R2 = 0.118 mA</text:span></text:p>
      <text:p text:style-name="P3"><text:tab/><text:span text:style-name="T1">Ib- = V-/R1 = -0.120 mA</text:span></text:p>
      <text:p text:style-name="P1"/>
      <text:p text:style-name="P1">(d) Corrente de polatização : |Ios| = Ib+ - Ib-</text:p>
      <text:p text:style-name="P1"><text:tab/><text:tab/><text:tab/><text:tab/><text:span text:style-name="T4">|Ios| = 0.238 mA</text:span></text:p>
      <text:p text:style-name="P1">Para 100 Ohm</text:p>
      <text:p text:style-name="P1"/>
      <text:p text:style-name="P1">(c) Corrente de compensação de entrada:</text:p>
      <text:p text:style-name="P1"><text:tab/>Ib = (Ib+ + Ib-)/2</text:p>
      <text:p text:style-name="P1"><text:tab/><text:span text:style-name="T4">Ib = - 0.005 A</text:span></text:p>
      <text:p text:style-name="P1">R1 = 99.48 Ohm</text:p>
      <text:p text:style-name="P1">R2 = <text:s text:c="2"/>100.37 Ohm</text:p>
      <text:p text:style-name="P1"><text:tab/></text:p>
      <text:p text:style-name="P4"><text:tab/><text:span text:style-name="T1">Ib+ = V+/R2 = 0.1198 A</text:span></text:p>
      <text:p text:style-name="P4"><text:tab/><text:span text:style-name="T1">Ib- = V-/R1 = - 0.120 A</text:span></text:p>
      <text:p text:style-name="P1"/>
      <text:p text:style-name="P1">(d) Corrente de polatização : |Ios| = Ib+ - Ib-</text:p>
      <text:p text:style-name="P1"><text:tab/><text:tab/><text:tab/><text:tab/><text:span text:style-name="T4">|Ios| = 0.2398 A</text:span></text:p>
      <text:p text:style-name="P1"/>
      <text:p text:style-name="P1"/>
      <text:p text:style-name="P1"/>
      <text:p text:style-name="P1"/>
      <text:p text:style-name="P19"><text:soft-page-break/>Experiência 2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7">Resistor</text:p>
          </table:table-cell>
          <table:table-cell table:style-name="Table5.A1" office:value-type="string">
            <text:p text:style-name="P27">Tensão DC de saída (Output offset), Vo, Volts</text:p>
          </table:table-cell>
          <table:table-cell table:style-name="Table5.D1" office:value-type="string">
            <text:p text:style-name="P27">Tensão de offfset de entrada, Vos, mV</text:p>
          </table:table-cell>
        </table:table-row>
        <table:table-row>
          <table:table-cell table:style-name="Table5.A2" table:number-rows-spanned="3" office:value-type="string">
            <text:p text:style-name="Table_20_Contents"/>
            <text:p text:style-name="P26">Primeiro CI LM741</text:p>
          </table:table-cell>
          <table:table-cell table:style-name="Table5.A2" office:value-type="string">
            <text:p text:style-name="P27">100 kOhm</text:p>
          </table:table-cell>
          <table:table-cell table:style-name="Table5.A2" office:value-type="string">
            <text:p text:style-name="P27">-10.21 </text:p>
          </table:table-cell>
          <table:table-cell table:style-name="Table5.D2" office:value-type="string">
            <text:p text:style-name="P27">-10.01</text:p>
          </table:table-cell>
        </table:table-row>
        <table:table-row>
          <table:covered-table-cell/>
          <table:table-cell table:style-name="Table5.A2" office:value-type="string">
            <text:p text:style-name="P27">200 kOhm</text:p>
          </table:table-cell>
          <table:table-cell table:style-name="Table5.A2" office:value-type="string">
            <text:p text:style-name="P29">-<text:span text:style-name="T6">11.218</text:span></text:p>
          </table:table-cell>
          <table:table-cell table:style-name="Table5.D2" office:value-type="string">
            <text:p text:style-name="P31">5.51</text:p>
          </table:table-cell>
        </table:table-row>
        <table:table-row>
          <table:covered-table-cell/>
          <table:table-cell table:style-name="Table5.A2" office:value-type="string">
            <text:p text:style-name="P27">1 kOhm</text:p>
          </table:table-cell>
          <table:table-cell table:style-name="Table5.A2" office:value-type="string">
            <text:p text:style-name="P12">-<text:span text:style-name="T6">5.265</text:span></text:p>
          </table:table-cell>
          <table:table-cell table:style-name="Table5.D2" office:value-type="string">
            <text:p text:style-name="P31">334.8</text:p>
          </table:table-cell>
        </table:table-row>
        <table:table-row>
          <table:table-cell table:style-name="Table5.A2" table:number-rows-spanned="3" office:value-type="string">
            <text:p text:style-name="Table_20_Contents"/>
            <text:p text:style-name="P26">Segundo CI LM741</text:p>
          </table:table-cell>
          <table:table-cell table:style-name="Table5.A2" office:value-type="string">
            <text:p text:style-name="P27">100 kOhm</text:p>
          </table:table-cell>
          <table:table-cell table:style-name="Table5.A2" office:value-type="string">
            <text:p text:style-name="P12">-<text:span text:style-name="T5">10.54</text:span></text:p>
          </table:table-cell>
          <table:table-cell table:style-name="Table5.D2" office:value-type="string">
            <text:p text:style-name="P12">-<text:span text:style-name="T5">10.46</text:span></text:p>
          </table:table-cell>
        </table:table-row>
        <table:table-row>
          <table:covered-table-cell/>
          <table:table-cell table:style-name="Table5.A2" office:value-type="string">
            <text:p text:style-name="P27">200 kOhm</text:p>
          </table:table-cell>
          <table:table-cell table:style-name="Table5.A2" office:value-type="string">
            <text:p text:style-name="P12">-<text:span text:style-name="T6">10.599</text:span></text:p>
          </table:table-cell>
          <table:table-cell table:style-name="Table5.D2" office:value-type="string">
            <text:p text:style-name="P12">-<text:span text:style-name="T6">5.29</text:span></text:p>
          </table:table-cell>
        </table:table-row>
        <table:table-row>
          <table:covered-table-cell/>
          <table:table-cell table:style-name="Table5.A2" office:value-type="string">
            <text:p text:style-name="P27">1 kOhm</text:p>
          </table:table-cell>
          <table:table-cell table:style-name="Table5.A2" office:value-type="string">
            <text:p text:style-name="P12">-<text:span text:style-name="T6">2.096</text:span></text:p>
          </table:table-cell>
          <table:table-cell table:style-name="Table5.D2" office:value-type="string">
            <text:p text:style-name="P29">-<text:span text:style-name="T6">181.16</text:span></text:p>
          </table:table-cell>
        </table:table-row>
      </table:table>
      <text:p text:style-name="P19"/>
      <text:p text:style-name="P1"/>
      <text:p text:style-name="P20">Resitencia do pot<text:span text:style-name="T7">e</text:span>nci<text:span text:style-name="T7">ô</text:span>mentro para anular a tensão de saída:</text:p>
      <text:p text:style-name="P21">Para o primeiro LM741: <text:s/><text:span text:style-name="T7">Conectamos 2 potenciômetros e nada aconteceu.</text:span></text:p>
      <text:p text:style-name="P22">Para o segundo LM741: <text:s text:c="2"/><text:span text:style-name="T7">Conectamos 2 potenciômetros e nada aconteceu também.</text:span></text:p>
      <text:p text:style-name="P18"/>
      <text:p text:style-name="P1"/>
      <text:p text:style-name="P5">Experiência 3</text:p>
      <text:p text:style-name="P5"/>
      <text:p text:style-name="P5">Tensões de saturação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Tensão AC pico-a-pico de , Vi , Volts</text:p>
          </table:table-cell>
          <table:table-cell table:style-name="Table1.C1" office:value-type="string">
            <text:p text:style-name="P9">Tensão AC pico-a-pico </text:p>
            <text:p text:style-name="P9">saída, Vo , Volts</text:p>
          </table:table-cell>
        </table:table-row>
        <table:table-row>
          <table:table-cell table:style-name="Table1.A2" office:value-type="string">
            <text:p text:style-name="P10">Figura 4.1</text:p>
          </table:table-cell>
          <table:table-cell table:style-name="Table1.A2" office:value-type="string">
            <text:p text:style-name="P10">1.02</text:p>
          </table:table-cell>
          <table:table-cell table:style-name="Table1.C2" office:value-type="string">
            <text:p text:style-name="P10">22.8</text:p>
          </table:table-cell>
        </table:table-row>
        <table:table-row>
          <table:table-cell table:style-name="Table1.A2" office:value-type="string">
            <text:p text:style-name="P10">Figura 4.2</text:p>
          </table:table-cell>
          <table:table-cell table:style-name="Table1.A2" office:value-type="string">
            <text:p text:style-name="P10">1.04</text:p>
          </table:table-cell>
          <table:table-cell table:style-name="Table1.C2" office:value-type="string">
            <text:p text:style-name="P10">22.8</text:p>
          </table:table-cell>
        </table:table-row>
      </table:table>
      <text:p text:style-name="P5"/>
      <text:p text:style-name="P5"/>
      <text:p text:style-name="P5"/>
      <text:p text:style-name="P5"/>
      <text:p text:style-name="P5">Experiência 4</text:p>
      <text:p text:style-name="P5"/>
      <text:p text:style-name="P6">(d) Começamos a ver distorções quando Vcc+ e Vcc- <text:s/>são iguais à 11,5V. Vin =10V.</text:p>
      <text:p text:style-name="P6">O valor máxima da saída é 21.4V</text:p>
      <text:p text:style-name="P8"/>
      <text:p text:style-name="P5">Intervalo das tensões de entrada e saída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9">Intervalo da tensão de entrada</text:p>
            <text:p text:style-name="P13">(input voltage range), Volts</text:p>
          </table:table-cell>
          <table:table-cell table:style-name="Table2.C1" office:value-type="string">
            <text:p text:style-name="P11">Intervalo da tensão de <text:span text:style-name="T2">saída </text:span></text:p>
            <text:p text:style-name="P13">(output voltage range), Volts</text:p>
          </table:table-cell>
        </table:table-row>
        <table:table-row>
          <table:table-cell table:style-name="Table2.A2" office:value-type="string">
            <text:p text:style-name="P10">LM741</text:p>
          </table:table-cell>
          <table:table-cell table:style-name="Table2.A2" office:value-type="string">
            <text:p text:style-name="P32">20.8</text:p>
          </table:table-cell>
          <table:table-cell table:style-name="Table2.C2" office:value-type="string">
            <text:p text:style-name="P32">21.6</text:p>
          </table:table-cell>
        </table:table-row>
      </table:table>
      <text:p text:style-name="P5"/>
      <text:p text:style-name="P7">Experiência 5</text:p>
      <text:p text:style-name="P25">Forma de onda das tensões AC de entrada e saída observada </text:p>
      <text:p text:style-name="P7"/>
      <text:p text:style-name="P7">Experiência 6</text:p>
      <text:p text:style-name="P7"/>
      <text:p text:style-name="P7">Tabela: Slew-rate (para entrada senoidal) <text:span text:style-name="T9">SR=Vm*2*PI*fmax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fmax</text:p>
          </table:table-cell>
          <table:table-cell table:style-name="Table3.A1" office:value-type="string">
            <text:p text:style-name="P14">Vm</text:p>
          </table:table-cell>
          <table:table-cell table:style-name="Table3.D1" office:value-type="string">
            <text:p text:style-name="P14">SR</text:p>
          </table:table-cell>
        </table:table-row>
        <table:table-row>
          <table:table-cell table:style-name="Table3.A2" office:value-type="string">
            <text:p text:style-name="P14">Primeiro CI LM741</text:p>
          </table:table-cell>
          <table:table-cell table:style-name="Table3.A2" office:value-type="string">
            <text:p text:style-name="P33">73.5k</text:p>
          </table:table-cell>
          <table:table-cell table:style-name="Table3.A2" office:value-type="string">
            <text:p text:style-name="P33">2.04</text:p>
          </table:table-cell>
          <table:table-cell table:style-name="Table3.D2" office:value-type="string">
            <text:p text:style-name="P12"/>
          </table:table-cell>
        </table:table-row>
        <text:soft-page-break/>
        <table:table-row>
          <table:table-cell table:style-name="Table3.A2" office:value-type="string">
            <text:p text:style-name="P15">Segundo CI LM741</text:p>
          </table:table-cell>
          <table:table-cell table:style-name="Table3.A2" office:value-type="string">
            <text:p text:style-name="P33">71k</text:p>
          </table:table-cell>
          <table:table-cell table:style-name="Table3.A2" office:value-type="string">
            <text:p text:style-name="P33">2.08</text:p>
          </table:table-cell>
          <table:table-cell table:style-name="Table3.D2" office:value-type="string">
            <text:p text:style-name="P12"/>
          </table:table-cell>
        </table:table-row>
      </table:table>
      <text:p text:style-name="P7"/>
      <text:p text:style-name="P7"/>
      <text:p text:style-name="P24">Tabela: Slew-rate (para entrada <text:span text:style-name="T9">quadrada</text:span>) <text:span text:style-name="T9">SR=Vm*2*PI*fmax</text:span>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34">fmax</text:p>
          </table:table-cell>
          <table:table-cell table:style-name="Table6.A1" office:value-type="string">
            <text:p text:style-name="P34">Vm</text:p>
          </table:table-cell>
          <table:table-cell table:style-name="Table6.D1" office:value-type="string">
            <text:p text:style-name="P34">SR</text:p>
          </table:table-cell>
        </table:table-row>
        <table:table-row>
          <table:table-cell table:style-name="Table6.A2" office:value-type="string">
            <text:p text:style-name="P34">Primeiro CI LM741</text:p>
          </table:table-cell>
          <table:table-cell table:style-name="Table6.A2" office:value-type="string">
            <text:p text:style-name="P33">8k</text:p>
          </table:table-cell>
          <table:table-cell table:style-name="Table6.A2" office:value-type="string">
            <text:p text:style-name="P33">2.08</text:p>
          </table:table-cell>
          <table:table-cell table:style-name="Table6.D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35">Segundo CI LM741</text:p>
          </table:table-cell>
          <table:table-cell table:style-name="Table6.A2" office:value-type="string">
            <text:p text:style-name="P36">7.5k</text:p>
          </table:table-cell>
          <table:table-cell table:style-name="Table6.A2" office:value-type="string">
            <text:p text:style-name="P33">2.<text:span text:style-name="T10">12</text:span></text:p>
          </table:table-cell>
          <table:table-cell table:style-name="Table6.D2" office:value-type="string">
            <text:p text:style-name="P30"/>
          </table:table-cell>
        </table:table-row>
      </table:table>
      <text:p text:style-name="P24"/>
      <text:p text:style-name="P7">Experiência 7 – <text:span text:style-name="T8">A fonte é AC na entrada</text:span></text:p>
      <text:p text:style-name="P7">CMRR </text:p>
      <text:p text:style-name="P7">(b) Aplique um sinal senoidal de 1Vpp, 1 kHz na entrada do circuito. </text:p>
      <text:p text:style-name="P7">(c) Meça a tensão de saída. <text:s/><text:span text:style-name="T10">VppI= 2.04V;VppO=1.44V</text:span></text:p>
      <text:p text:style-name="P7">(d) Calcule CMRR a partir da equação fornecida. Compare com o valor esperado (datasheet).</text:p>
      <text:p text:style-name="P7"/>
      <text:p text:style-name="P7">CMRR = (Vi Rf)/(Vo R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0:41:50.747647483</meta:creation-date>
    <dc:date>2015-06-12T11:54:11.450400625</dc:date>
    <meta:editing-duration>PT1H2M34S</meta:editing-duration>
    <meta:editing-cycles>5</meta:editing-cycles>
    <meta:generator>LibreOffice/4.2.8.2$Linux_X86_64 LibreOffice_project/420m0$Build-2</meta:generator>
    <meta:document-statistic meta:table-count="5" meta:image-count="0" meta:object-count="0" meta:page-count="3" meta:paragraph-count="113" meta:word-count="440" meta:character-count="2335" meta:non-whitespace-character-count="1956"/>
  </office:meta>
</office:document-meta>
</file>